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8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85" style:parent-style-name="Textbody" style:family="paragraph">
      <style:text-properties fo:language="en" fo:country="US"/>
    </style:style>
    <style:style style:name="P186" style:parent-style-name="Textbody" style:family="paragraph">
      <style:text-properties fo:language="en" fo:country="US"/>
    </style:style>
    <style:style style:name="P187" style:parent-style-name="Textbody" style:family="paragraph">
      <style:text-properties fo:language="en" fo:country="US"/>
    </style:style>
    <style:style style:name="P188" style:parent-style-name="Textbody" style:family="paragraph">
      <style:text-properties fo:language="en" fo:country="US"/>
    </style:style>
    <style:style style:name="P189" style:parent-style-name="Textbody" style:family="paragraph">
      <style:text-properties fo:language="en" fo:country="US"/>
    </style:style>
    <style:style style:name="P190" style:parent-style-name="Standard" style:family="paragraph">
      <style:paragraph-properties style:vertical-align="auto" fo:margin-bottom="0.1666in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5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7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8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9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7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2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4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270" style:parent-style-name="Textbody" style:family="paragraph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15in" svg:x2="6.79779in" svg:y2="0.55315in" draw:z-index="251658240" draw:id="id0" draw:style-name="a0" draw:name="Linie 1" text:anchor-type="paragraph"><svg:title/><svg:desc/></draw:connector>Übung Operatoren:</text:h>
      <text:p text:style-name="P2"/>
      <text:p text:style-name="Textbody">Schreibe den Output wie er in der Komandozeile erscheint auf:</text:p>
      <text:p text:style-name="P3">Aufgabe 1:</text:p>
      <text:p text:style-name="P4"/>
      <text:p text:style-name="P5"><text:span text:style-name="T6">public class<text:s/></text:span><text:span text:style-name="T7">Exercise2_Operatoren</text:span><text:span text:style-name="T8"><text:s/>{</text:span><text:span text:style-name="T9"><text:line-break/><text:s text:c="4"/></text:span><text:span text:style-name="T10">public static void<text:s/></text:span><text:span text:style-name="T11">main</text:span><text:span text:style-name="T12">(String[] args) {</text:span><text:span text:style-name="T13"><text:line-break/><text:s text:c="8"/>String str =<text:s/></text:span><text:span text:style-name="T14">"Sonnenblume"</text:span><text:span text:style-name="T15">;</text:span><text:span text:style-name="T16"><text:line-break/><text:s text:c="8"/></text:span><text:span text:style-name="T17">char<text:s/></text:span><text:span text:style-name="T18">c = (str.length() ==<text:s/></text:span><text:span text:style-name="T19">10</text:span><text:span text:style-name="T20">) ? str.charAt(</text:span><text:span text:style-name="T21">5</text:span><text:span text:style-name="T22">) : str.charAt(</text:span><text:span text:style-name="T23">5</text:span><text:span text:style-name="T24">);</text:span><text:span text:style-name="T25"><text:line-break/><text:s text:c="8"/></text:span><text:span text:style-name="T26">int<text:s/></text:span><text:span text:style-name="T27">d =<text:s/></text:span><text:span text:style-name="T28">8</text:span><text:span text:style-name="T29">, e = d *<text:s/></text:span><text:span text:style-name="T30">2</text:span><text:span text:style-name="T31">;</text:span><text:span text:style-name="T32"><text:line-break/><text:s text:c="8"/>String x = String.</text:span><text:span text:style-name="T33">valueOf</text:span><text:span text:style-name="T34">(c);</text:span><text:span text:style-name="T35"><text:line-break/><text:s text:c="8"/>String[] s2 = str.split(x);</text:span><text:span text:style-name="T36"><text:line-break/></text:span><text:span text:style-name="T37"><text:line-break/><text:s text:c="8"/>String extractedWord = (s2.</text:span><text:span text:style-name="T38">length<text:s/></text:span><text:span text:style-name="T39">&gt;<text:s/></text:span><text:span text:style-name="T40">5</text:span><text:span text:style-name="T41">) ? s2[</text:span><text:span text:style-name="T42">2</text:span><text:span text:style-name="T43">] : s2[</text:span><text:span text:style-name="T44">3</text:span><text:span text:style-name="T45">];</text:span><text:span text:style-name="T46"><text:line-break/></text:span><text:span text:style-name="T47"><text:line-break/><text:s text:c="8"/>System.</text:span><text:span text:style-name="T48">out</text:span><text:span text:style-name="T49">.println(</text:span><text:span text:style-name="T50">"c: "<text:s/></text:span><text:span text:style-name="T51">+ c +<text:s/></text:span><text:span text:style-name="T52">"</text:span><text:span text:style-name="T53">\n</text:span><text:span text:style-name="T54">str: "<text:s/></text:span><text:span text:style-name="T55">+ str +<text:s/></text:span><text:span text:style-name="T56">"</text:span><text:span text:style-name="T57">\n</text:span><text:span text:style-name="T58">d: "<text:s/></text:span><text:span text:style-name="T59">+</text:span><text:span text:style-name="T60"><text:line-break/><text:s text:c="16"/>--d +<text:s/></text:span><text:span text:style-name="T61">"</text:span><text:span text:style-name="T62">\n</text:span><text:span text:style-name="T63">e: "<text:s/></text:span><text:span text:style-name="T64">+ e +<text:s/></text:span><text:span text:style-name="T65">"</text:span><text:span text:style-name="T66">\n</text:span><text:span text:style-name="T67">s2: "<text:s/></text:span><text:span text:style-name="T68">+ extractedWord);</text:span><text:span text:style-name="T69"><text:line-break/></text:span><text:span text:style-name="T70"><text:line-break/><text:s text:c="8"/></text:span><text:span text:style-name="T71">c</text:span><text:span text:style-name="T72">(</text:span><text:span text:style-name="T73">3</text:span><text:span text:style-name="T74">,<text:s/></text:span><text:span text:style-name="T75">"Elefant"</text:span><text:span text:style-name="T76">.charAt(</text:span><text:span text:style-name="T77">4</text:span><text:span text:style-name="T78">));</text:span><text:span text:style-name="T79"><text:line-break/><text:s text:c="8"/></text:span><text:span text:style-name="T80">b</text:span><text:span text:style-name="T81">(</text:span><text:span text:style-name="T82">true</text:span><text:span text:style-name="T83">);</text:span><text:span text:style-name="T84"><text:line-break/><text:s text:c="4"/>}</text:span><text:span text:style-name="T85"><text:line-break/></text:span><text:span text:style-name="T86"><text:line-break/><text:s text:c="4"/></text:span><text:span text:style-name="T87">public static void<text:s/></text:span><text:span text:style-name="T88">c</text:span><text:span text:style-name="T89">(</text:span><text:span text:style-name="T90">int<text:s/></text:span><text:span text:style-name="T91">i,<text:s/></text:span><text:span text:style-name="T92">char<text:s/></text:span><text:span text:style-name="T93">c) {</text:span><text:span text:style-name="T94"><text:line-break/><text:s text:c="8"/></text:span><text:span text:style-name="T95">byte<text:s/></text:span><text:span text:style-name="T96">k =<text:s/></text:span><text:span text:style-name="T97">4</text:span><text:span text:style-name="T98">;</text:span><text:span text:style-name="T99"><text:line-break/><text:s text:c="8"/></text:span><text:span text:style-name="T100">while<text:s/></text:span><text:span text:style-name="T101">(i &lt; k +<text:s/></text:span><text:span text:style-name="T102">2</text:span><text:span text:style-name="T103">) {</text:span><text:span text:style-name="T104"><text:line-break/><text:s text:c="12"/></text:span><text:span text:style-name="T105">for<text:s/></text:span><text:span text:style-name="T106">(</text:span><text:span text:style-name="T107">int<text:s/></text:span><text:span text:style-name="T108">y =<text:s/></text:span><text:span text:style-name="T109">0</text:span><text:span text:style-name="T110">; y &lt; k; y++) {</text:span><text:span text:style-name="T111"><text:line-break/><text:s text:c="16"/>System.</text:span><text:span text:style-name="T112">out</text:span><text:span text:style-name="T113">.println(c);</text:span><text:span text:style-name="T114"><text:line-break/><text:s text:c="16"/>i++;</text:span><text:span text:style-name="T115"><text:line-break/><text:s text:c="12"/>}</text:span><text:span text:style-name="T116"><text:line-break/><text:s text:c="12"/>System.</text:span><text:span text:style-name="T117">out</text:span><text:span text:style-name="T118">.println(</text:span><text:span text:style-name="T119">"-"</text:span><text:span text:style-name="T120">);</text:span><text:span text:style-name="T121"><text:line-break/><text:s text:c="8"/>}</text:span><text:span text:style-name="T122"><text:line-break/><text:s text:c="4"/>}</text:span><text:span text:style-name="T123"><text:line-break/></text:span><text:span text:style-name="T124"><text:line-break/><text:s text:c="4"/></text:span><text:span text:style-name="T125">public static void<text:s/></text:span><text:span text:style-name="T126">b</text:span><text:span text:style-name="T127">(</text:span><text:span text:style-name="T128">boolean<text:s/></text:span><text:span text:style-name="T129">go) {</text:span><text:span text:style-name="T130"><text:line-break/><text:s text:c="8"/></text:span><text:span text:style-name="T131">long<text:s/></text:span><text:span text:style-name="T132">k =<text:s/></text:span><text:span text:style-name="T133">5</text:span><text:span text:style-name="T134">;</text:span><text:span text:style-name="T135"><text:line-break/><text:s text:c="8"/></text:span><text:span text:style-name="T136">short<text:s/></text:span><text:span text:style-name="T137">j =<text:s/></text:span><text:span text:style-name="T138">15</text:span><text:span text:style-name="T139">;</text:span><text:span text:style-name="T140"><text:line-break/><text:s text:c="8"/></text:span><text:span text:style-name="T141">int<text:s/></text:span><text:span text:style-name="T142">count =<text:s/></text:span><text:span text:style-name="T143">0</text:span><text:span text:style-name="T144">;</text:span><text:span text:style-name="T145"><text:line-break/></text:span><text:span text:style-name="T146"><text:line-break/><text:s text:c="8"/></text:span><text:span text:style-name="T147">while<text:s/></text:span><text:span text:style-name="T148">(go &amp;&amp; k &gt;<text:s/></text:span><text:span text:style-name="T149">0</text:span><text:span text:style-name="T150">) {</text:span><text:span text:style-name="T151"><text:line-break/><text:s text:c="12"/>k--;</text:span><text:span text:style-name="T152"><text:line-break/><text:s text:c="12"/></text:span><text:span text:style-name="T153">if<text:s/></text:span><text:span text:style-name="T154">(k %<text:s/></text:span><text:span text:style-name="T155">2<text:s/></text:span><text:span text:style-name="T156">==<text:s/></text:span><text:span text:style-name="T157">0</text:span><text:span text:style-name="T158">) {</text:span><text:span text:style-name="T159"><text:line-break/><text:s text:c="16"/>j++;</text:span><text:span text:style-name="T160"><text:line-break/><text:s text:c="16"/>count++;</text:span><text:span text:style-name="T161"><text:line-break/><text:s text:c="12"/>}<text:s/></text:span><text:span text:style-name="T162">else<text:s/></text:span><text:span text:style-name="T163">{</text:span><text:span text:style-name="T164"><text:line-break/><text:s text:c="16"/>j--;</text:span><text:span text:style-name="T165"><text:line-break/><text:s text:c="12"/>}</text:span><text:span text:style-name="T166"><text:line-break/><text:s text:c="12"/></text:span><text:span text:style-name="T167">if<text:s/></text:span><text:span text:style-name="T168">(count ==<text:s/></text:span><text:span text:style-name="T169">3</text:span><text:span text:style-name="T170">) {</text:span><text:span text:style-name="T171"><text:line-break/><text:s text:c="16"/></text:span><text:span text:style-name="T172">break</text:span><text:span text:style-name="T173">;</text:span><text:span text:style-name="T174"><text:line-break/><text:s text:c="12"/>}</text:span><text:span text:style-name="T175"><text:line-break/><text:s text:c="8"/>}</text:span><text:span text:style-name="T176"><text:line-break/><text:s text:c="8"/>System.</text:span><text:span text:style-name="T177">out</text:span><text:span text:style-name="T178">.println(j %<text:s/></text:span><text:span text:style-name="T179">5<text:s/></text:span><text:span text:style-name="T180">==<text:s/></text:span><text:span text:style-name="T181">0</text:span><text:span text:style-name="T182">);</text:span><text:span text:style-name="T183"><text:line-break/><text:s text:c="4"/>}</text:span><text:span text:style-name="T184"><text:line-break/>}</text:span></text:p>
      <text:p text:style-name="P185"/>
      <text:p text:style-name="P186"/>
      <text:p text:style-name="P187"/>
      <text:p text:style-name="P188">Aufgabe 2:</text:p>
      <text:p text:style-name="P189"/>
      <text:p text:style-name="P190"><text:span text:style-name="T191">public class<text:s/></text:span><text:span text:style-name="T192">Exercise3_Operatoren {</text:span><text:span text:style-name="T193"><text:line-break/><text:s text:c="4"/></text:span><text:span text:style-name="T194">public static void<text:s/></text:span><text:span text:style-name="T195">main</text:span><text:span text:style-name="T196">(String[] args) {</text:span><text:span text:style-name="T197"><text:line-break/><text:s text:c="8"/></text:span><text:span text:style-name="T198">int</text:span><text:span text:style-name="T199">[] array = {</text:span><text:span text:style-name="T200">3</text:span><text:span text:style-name="T201">,<text:s/></text:span><text:span text:style-name="T202">7</text:span><text:span text:style-name="T203">,<text:s/></text:span><text:span text:style-name="T204">1</text:span><text:span text:style-name="T205">,<text:s/></text:span><text:span text:style-name="T206">9</text:span><text:span text:style-name="T207">,<text:s/></text:span><text:span text:style-name="T208">4</text:span><text:span text:style-name="T209">,<text:s/></text:span><text:span text:style-name="T210">6</text:span><text:span text:style-name="T211">,<text:s/></text:span><text:span text:style-name="T212">2</text:span><text:span text:style-name="T213">,<text:s/></text:span><text:span text:style-name="T214">8</text:span><text:span text:style-name="T215">,<text:s/></text:span><text:span text:style-name="T216">5</text:span><text:span text:style-name="T217">};</text:span><text:span text:style-name="T218"><text:line-break/></text:span><text:span text:style-name="T219"><text:line-break/><text:s text:c="8"/></text:span><text:span text:style-name="T220">mysteryOperation</text:span><text:span text:style-name="T221">(array);</text:span><text:span text:style-name="T222"><text:line-break/></text:span><text:span text:style-name="T223"><text:line-break/><text:s text:c="8"/></text:span><text:span text:style-name="T224">for<text:s/></text:span><text:span text:style-name="T225">(</text:span><text:span text:style-name="T226">int<text:s/></text:span><text:span text:style-name="T227">num : array) {</text:span><text:span text:style-name="T228"><text:line-break/><text:s text:c="12"/>System.</text:span><text:span text:style-name="T229">out</text:span><text:span text:style-name="T230">.print(num +<text:s/></text:span><text:span text:style-name="T231">" "</text:span><text:span text:style-name="T232">);</text:span><text:span text:style-name="T233"><text:line-break/><text:s text:c="8"/>}</text:span><text:span text:style-name="T234"><text:line-break/><text:s text:c="4"/>}</text:span><text:span text:style-name="T235"><text:line-break/></text:span><text:span text:style-name="T236"><text:line-break/><text:s text:c="4"/></text:span><text:span text:style-name="T237">public static void<text:s/></text:span><text:span text:style-name="T238">mysteryOperation</text:span><text:span text:style-name="T239">(</text:span><text:span text:style-name="T240">int</text:span><text:span text:style-name="T241">[] arr) {</text:span><text:span text:style-name="T242"><text:line-break/><text:s text:c="8"/></text:span><text:span text:style-name="T243">for<text:s/></text:span><text:span text:style-name="T244">(</text:span><text:span text:style-name="T245">int<text:s/></text:span><text:span text:style-name="T246">i =<text:s/></text:span><text:span text:style-name="T247">0</text:span><text:span text:style-name="T248">; i &lt; arr.</text:span><text:span text:style-name="T249">length<text:s/></text:span><text:span text:style-name="T250">/<text:s/></text:span><text:span text:style-name="T251">2</text:span><text:span text:style-name="T252">; i++) {</text:span><text:span text:style-name="T253"><text:line-break/><text:s text:c="12"/></text:span><text:span text:style-name="T254">int<text:s/></text:span><text:span text:style-name="T255">temp = arr[i];</text:span><text:span text:style-name="T256"><text:line-break/><text:s text:c="12"/>arr[i] = arr[arr.</text:span><text:span text:style-name="T257">length<text:s/></text:span><text:span text:style-name="T258">-<text:s/></text:span><text:span text:style-name="T259">1<text:s/></text:span><text:span text:style-name="T260">- i];</text:span><text:span text:style-name="T261"><text:line-break/><text:s text:c="12"/>arr[arr.</text:span><text:span text:style-name="T262">length<text:s/></text:span><text:span text:style-name="T263">-<text:s/></text:span><text:span text:style-name="T264">1<text:s/></text:span><text:span text:style-name="T265">- i] = temp;</text:span><text:span text:style-name="T266"><text:line-break/><text:s text:c="8"/>}</text:span><text:span text:style-name="T267"><text:line-break/><text:s text:c="4"/>}</text:span><text:span text:style-name="T268"><text:line-break/>}</text:span><text:span text:style-name="T269"><text:line-break/></text:span></text:p>
      <text:p text:style-name="P2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05T19:39:00Z</meta:creation-date>
    <dc:date>2024-02-05T19:47:00Z</dc:date>
    <meta:template xlink:href="Normal.dotm" xlink:type="simple"/>
    <meta:editing-cycles>4</meta:editing-cycles>
    <meta:editing-duration>PT0S</meta:editing-duration>
    <meta:document-statistic meta:page-count="2" meta:paragraph-count="3" meta:word-count="250" meta:character-count="1825" meta:row-count="13" meta:non-whitespace-character-count="1578"/>
  </office:meta>
</office:document-meta>
</file>